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7d87" officeooo:paragraph-rsid="000d7d87"/>
    </style:style>
    <style:style style:name="P2" style:family="paragraph" style:parent-style-name="Standard">
      <style:text-properties officeooo:paragraph-rsid="000d7d87"/>
    </style:style>
    <style:style style:name="P3" style:family="paragraph" style:parent-style-name="Standard">
      <style:text-properties officeooo:paragraph-rsid="0011bd9b"/>
    </style:style>
    <style:style style:name="T1" style:family="text">
      <style:text-properties officeooo:rsid="000d7d87"/>
    </style:style>
    <style:style style:name="T2" style:family="text">
      <style:text-properties officeooo:rsid="000e1134"/>
    </style:style>
    <style:style style:name="T3" style:family="text">
      <style:text-properties officeooo:rsid="000ff71d"/>
    </style:style>
    <style:style style:name="T4" style:family="text">
      <style:text-properties officeooo:rsid="0011bd9b"/>
    </style:style>
    <style:style style:name="T5" style:family="text">
      <style:text-properties fo:color="#000000" style:font-name="Monospace" fo:font-size="10pt" fo:font-weight="bold" style:font-size-asian="10pt" style:font-weight-asian="bold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officeooo:rsid="0011bd9b" style:font-size-asian="10pt"/>
    </style:style>
    <style:style style:name="T8" style:family="text">
      <style:text-properties fo:color="#005032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за основу принимаем синтаксис языка c++</text:p>
      <text:p text:style-name="P1">//все типы функций и операторов работают только с типом int</text:p>
      <text:p text:style-name="P1">//если организм не возвращает никаких действий присваиваем ему 0 значение фитнесс функции (он абсолютно неконкурентноспособен) можно даже не запускать менеджер боя,</text:p>
      <text:p text:style-name="P1">если один из протиников или оба такие</text:p>
      <text:p text:style-name="P1">//<text:span text:style-name="T2">нам нужно отлавливать ситуации, когда код возвращает struct Action. То есть эти функции не могут являться аргументами, и остаются за пределами круглых скобок, но выполняются в блоках фигурных скобок</text:span></text:p>
      <text:p text:style-name="P1">//<text:span text:style-name="T3">весь код выполняется циклично</text:span></text:p>
      <text:p text:style-name="P1">a- operator* (arg1,arg2) </text:p>
      <text:p text:style-name="P1">b- operator/ (arg1,arg2)</text:p>
      <text:p text:style-name="P1">c- operator- (arg1,arg2)</text:p>
      <text:p text:style-name="P1">d- operator- (arg1)</text:p>
      <text:p text:style-name="P1">e- operator+ (arg1,arg2)</text:p>
      <text:p text:style-name="P1">f- '(' / '{'</text:p>
      <text:p text:style-name="P1">g- ')' / '}' // интерпретируются как скобки или фигурные скобки в зависимости от ситуации</text:p>
      <text:p text:style-name="P1">h- '(' / '{'</text:p>
      <text:p text:style-name="P1">i- ')' / '}' // считаю, что скобок должно быть побольше</text:p>
      <text:p text:style-name="P1">// возможно стоит заменить это <text:span text:style-name="T2">на <text:s/>f, g - скобки, h, i - фигурные скобки</text:span></text:p>
      <text:p text:style-name="P1">g- <text:span text:style-name="T2">seed (arg1) return(random) //для детерменированного рандома</text:span></text:p>
      <text:p text:style-name="P1">k- <text:span text:style-name="T2">for (int i=0; i&lt;arg1; i++) //получаем конечный цикл</text:span></text:p>
      <text:p text:style-name="P1">l- <text:span text:style-name="T2">if(arg1&gt;0)</text:span></text:p>
      <text:p text:style-name="P1">m- <text:span text:style-name="T2">move(arg1) → return(struct Acton(0,arg1))//функция движения</text:span></text:p>
      <text:p text:style-name="P1">n- <text:span text:style-name="T3">turn(arg1) → return(struct Action(1,arg1)) //функция поворота</text:span></text:p>
      <text:p text:style-name="P2"><text:span text:style-name="T1">o- </text:span><text:span text:style-name="T5">Fighter::AngleToWall</text:span><text:span text:style-name="T6">(</text:span><text:span text:style-name="T8">Arena</text:span><text:span text:style-name="T6"> a</text:span><text:span text:style-name="T7">)//угол убегания от стены</text:span></text:p>
      <text:p text:style-name="P3"><text:span text:style-name="T1">p- </text:span><text:span text:style-name="T5">Fighter::AngleToEnemy</text:span><text:span text:style-name="T6">(</text:span><text:span text:style-name="T8">Fighter</text:span><text:span text:style-name="T6"> enemy) </text:span><text:span text:style-name="T7">//угол к врагу, а не убегания от врага</text:span></text:p>
      <text:p text:style-name="P2"><text:span text:style-name="T1">q- Enemy</text:span><text:span text:style-name="T5">::GetCoord</text:span><text:span text:style-name="T6">()</text:span></text:p>
      <text:p text:style-name="P1">//<text:span text:style-name="T4">остальное для будущих действий</text:span></text:p>
      <text:p text:style-name="P1">r-</text:p>
      <text:p text:style-name="P1">s-</text:p>
      <text:p text:style-name="P1">t-</text:p>
      <text:p text:style-name="P1">u-</text:p>
      <text:p text:style-name="P1">v-</text:p>
      <text:p text:style-name="P1">w-</text:p>
      <text:p text:style-name="P1">x-</text:p>
      <text:p text:style-name="P1">y-</text:p>
      <text:p text:style-name="P1">z-</text:p>
      <text:p text:style-name="P1">//<text:span text:style-name="T3">генетический код будет состоять из двух хромосом. Одна отвечает за действия, другая, за внешний вид организма. Причем, надо как-то связать фенотип — внешний вид <text:s/>- с функциями действий (например, как мы можем провести атаку шипом, если у нас нет шипа? :) )</text:span></text:p>
      <text:p text:style-name="P1">//<text:span text:style-name="T4">пока что внешний вид игнорируем, хромосома остается одна</text:span></text:p>
      <text:p text:style-name="P1">//<text:span text:style-name="T4">фитнесс функцией будет «мишень» - неподвижный объект класса fighter (чтоб работали Angle to enemy). Цель — пройти как можно ближе к мишени за время боя. Кто был ближе — тот лучше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20:43:50.713786471</meta:creation-date>
    <dc:date>2016-01-25T21:44:57.904202609</dc:date>
    <meta:editing-duration>PT14M16S</meta:editing-duration>
    <meta:editing-cycles>1</meta:editing-cycles>
    <meta:document-statistic meta:table-count="0" meta:image-count="0" meta:object-count="0" meta:page-count="1" meta:paragraph-count="37" meta:word-count="282" meta:character-count="1844" meta:non-whitespace-character-count="1593"/>
    <meta:generator>LibreOffice/4.2.8.2$Linux_X86_64 LibreOffice_project/420m0$Build-2</meta:generator>
  </office:meta>
</office:document-meta>
</file>